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master-page-name="MP0">
      <loext:graphic-properties draw:fill="solid" draw:fill-color="#ffffff" draw:opacity="100%"/>
      <style:paragraph-properties fo:margin-top="0cm" fo:margin-bottom="0cm" loext:contextual-spacing="false" style:line-height-at-least="0.423cm" style:page-number="auto" fo:break-before="page" fo:background-color="#ffffff"/>
    </style:style>
    <style:style style:name="P2" style:family="paragraph" style:parent-style-name="Heading_20_1">
      <loext:graphic-properties draw:fill="solid" draw:fill-color="#ffffff" draw:opacity="100%"/>
      <style:paragraph-properties fo:margin-top="0cm" fo:margin-bottom="0cm" loext:contextual-spacing="false" style:line-height-at-least="0.423cm" fo:background-color="#ffffff"/>
      <style:text-properties fo:color="#000000" style:font-name="Arial" style:font-name-complex="Arial"/>
    </style:style>
    <style:style style:name="P3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423cm" fo:background-color="#ffffff"/>
      <style:text-properties fo:color="#000000" style:font-name="Arial" fo:font-size="24pt" officeooo:rsid="002d9b7b" style:font-size-asian="24pt" style:font-name-complex="Arial" style:font-size-complex="24pt"/>
    </style:style>
    <style:style style:name="T1" style:family="text">
      <style:text-properties fo:color="#000000" style:font-name="Arial" style:font-name-complex="Arial"/>
    </style:style>
    <style:style style:name="T2" style:family="text">
      <style:text-properties officeooo:rsid="000fe96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f09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 debe descargar este paquete <text:span text:style-name="Fuente_20_de_20_párrafo_20_predeter."><text:span text:style-name="T1">JDK 8u111 with NetBeans 8.2 del siguiente link </text:span></text:span><text:a xlink:type="simple" xlink:href="https://www.oracle.com/technetwork/es/java/javase/downloads/jdk-netbeans-jsp-3413139-esa.html" office:target-frame-name="_top" xlink:show="replace" text:style-name="Internet_20_link" text:visited-style-name="Visited_20_Internet_20_Link"><text:span text:style-name="Hipervínculo">https://www.oracle.com/technetwork/es/java/javase/downloads/jdk-netbeans-jsp-3413139-esa.html</text:span></text:a><text:span text:style-name="Fuente_20_de_20_párrafo_20_predeter."><text:span text:style-name="T1">, es un paquete el cual al instalarse instala automáticamente NetBeans 8.2 y jdk.</text:span></text:span></text:h>
      <text:h text:style-name="P2" text:outline-level="1">Se deben aceptar los términos y condiciones de la página y <text:s/>elegir la arquitectura del sistema operativo, 32 o 64 bits de nuestro Linux.</text:h>
      <text:h text:style-name="P2" text:outline-level="1">Una vez descargado, ir a la carpeta Descargas del Usuario, hacer clic derecho y abrir una consola, colocar en la terminal el comando sh junto con el nombre del archivo. Se abrirá el instalador de NetBeans, le damos siguiente e instalar. Nos instalara lo necesario para ejecutar Java.</text:h>
      <text:h text:style-name="P2" text:outline-level="1">Abrimos NetBeans, buscamos el proyecto con la opción open Project, nos dirigimos a <text:span text:style-name="T2">Jframe Vista</text:span> y lo ejecutamos, debería funcionar “correctamente”.</text:h>
      <text:h text:style-name="P2" text:outline-level="1"/>
      <text:p text:style-name="P3"><text:span text:style-name="T3">Sitio donde está alojado el proyecto:</text:span> <text:s/><text:span text:style-name="T4">https://github.com/DEPRECIVA/DEPRECIVA-V1.0</text:span></text:p>
      <text:p text:style-name="Normal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draw:stroke="solid" svg:stroke-width="0.035cm" svg:stroke-color="#3465a4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es" style:country-asian="ES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es" style:country-asian="ES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creation-date>2019-07-19T20:44:00Z</meta:creation-date>
    <dc:date>2019-10-23T14:18:27.383000000</dc:date>
    <meta:editing-cycles>52</meta:editing-cycles>
    <meta:editing-duration>PT3H1M26S</meta:editing-duration>
    <meta:document-statistic meta:table-count="0" meta:image-count="0" meta:object-count="0" meta:page-count="2" meta:paragraph-count="5" meta:word-count="127" meta:character-count="900" meta:non-whitespace-character-count="776"/>
    <meta:template xlink:type="simple" xlink:actuate="onRequest" xlink:title="" xlink:href="Normal.dotm"/>
  </office:meta>
</office:document-meta>
</file>